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37mm"/>
    </style:style>
    <style:style style:name="co5" style:family="table-column">
      <style:table-column-properties fo:break-before="auto" style:column-width="71.05mm"/>
    </style:style>
    <style:style style:name="co6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/>
          <table:table-cell office:value-type="string" calcext:value-type="string">
            <text:p>N° du Pokémon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Stats au niv.50(Att,Déf,Vitesse,PV)</text:p>
          </table:table-cell>
          <table:table-cell office:value-type="string" calcext:value-type="string">
            <text:p>Description Poké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k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65,65,45,45]</text:p>
          </table:table-cell>
          <table:table-cell table:style-name="ce2" office:value-type="string" calcext:value-type="string">
            <text:p>Ce petit bourgeon court partout et est très serviable. Sa force augmente lorsqu'il est en group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okai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0,80,60,60]</text:p>
          </table:table-cell>
          <table:table-cell table:style-name="ce2" office:value-type="string" calcext:value-type="string">
            <text:p>Après plusieurs années passées à grandir, l'ancien bourgeon qu'il était a décidé de prendre les armes pour défendre son territoi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bre Mojo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100,100,80,80]</text:p>
          </table:table-cell>
          <table:table-cell table:style-name="ce2" office:value-type="string" calcext:value-type="string">
            <text:p>Paisiblement installé dans la forêt Kokiri, il veille sur le peuple de la forêt. Son ventre abriterait un énorme donj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dongo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60,50,65,39]</text:p>
          </table:table-cell>
          <table:table-cell table:style-name="ce2" office:value-type="string" calcext:value-type="string">
            <text:p>Il aime manger des cailloux. Il s'est installé dans la caverne Dodongo en raison de la qualité des pierres qu'elle contenai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ze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80,65,80,58]</text:p>
          </table:table-cell>
          <table:table-cell table:style-name="ce2" office:value-type="string" calcext:value-type="string">
            <text:p>Gardien de la forteresse des profondeurs, il n'hésitera à vous enflammer si vous vous approchez trop prè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phira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[120,80,90,75]</text:p>
          </table:table-cell>
          <table:table-cell table:style-name="ce2" office:value-type="string" calcext:value-type="string">
            <text:p>Ce dragon a un Q.I. très supérieur à celui de l'Homme. La légende raconte qu'elle fait partie des derniers représentants de son espè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50,64,43,44]</text:p>
          </table:table-cell>
          <table:table-cell table:style-name="ce2" office:value-type="string" calcext:value-type="string">
            <text:p>Ce petit pokémon des rivières a pris pour habitude de barboter sur la rive lorsque le niveau de l'eau s'abaisse.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guille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[70,75,60,57]</text:p>
          </table:table-cell>
          <table:table-cell table:style-name="ce2" office:value-type="string" calcext:value-type="string">
            <text:p>Ce pokémon est capable d'envoyer des décharges électriques à 1 200 volts. Il est très souvent pourchassé par les braconniers qui voient en lui un commerce très lucratif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éviathan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[90,100,80,77]</text:p>
          </table:table-cell>
          <table:table-cell table:style-name="ce2" office:value-type="string" calcext:value-type="string">
            <text:p>Au fur et à mesure des récits des quelques marins rescapés, il est devenu une véritable terreur des mers. Heureusement, il reste le plus souvent au large des côt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ou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40,40,60]</text:p>
          </table:table-cell>
          <table:table-cell office:value-type="string" calcext:value-type="string">
            <text:p>Ce chien est un compagnon très fidè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ubis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50,50,50,80]</text:p>
          </table:table-cell>
          <table:table-cell table:style-name="ce2" office:value-type="string" calcext:value-type="string">
            <text:p>La mythologie égyptienne l'a installé au rang de dieu de la momification. Il accompagne les morts jusqu'à la salle du jugeme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rbère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5,60,55,100]</text:p>
          </table:table-cell>
          <table:table-cell table:style-name="ce2" office:value-type="string" calcext:value-type="string">
            <text:p>Cerbère est un chien à trois têtes qui garde l'entrée des Enfers. Il n'obéit qu'à son maître mais il s'endort dès qu'il entend de la musiqu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pona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60,45,75,40]</text:p>
          </table:table-cell>
          <table:table-cell table:style-name="ce2" office:value-type="string" calcext:value-type="string">
            <text:p>Si vous jouez de l'ocarina, elle vous rejoindra en un insta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égase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75,55,90,50]</text:p>
          </table:table-cell>
          <table:table-cell table:style-name="ce2" office:value-type="string" calcext:value-type="string">
            <text:p>Ses grandes ailes lui permettent de voler longuement sans se fatiguer. Ainsi, il est capable de couvrir de longues distances en des temps très cour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shie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90,65,115,62]</text:p>
          </table:table-cell>
          <table:table-cell table:style-name="ce2" office:value-type="string" calcext:value-type="string">
            <text:p>Poney athlétique et enthousiaste, elle se plaît à voltiger en tout sens et parvient même à passer le mur du 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gale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70,40,60,60]</text:p>
          </table:table-cell>
          <table:table-cell table:style-name="ce2" office:value-type="string" calcext:value-type="string">
            <text:p>Son poison peut se révéler mortel s'il n'est pas traité rapidement avec des antivenins efficac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ise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75,42,65,65]</text:p>
          </table:table-cell>
          <table:table-cell table:style-name="ce2" office:value-type="string" calcext:value-type="string">
            <text:p>Cette femme-araignée peut se transformer à volonté. Elle reste recluse sur son île et il est très difficile de l'approch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agog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80,45,72,70]</text:p>
          </table:table-cell>
          <table:table-cell table:style-name="ce2" office:value-type="string" calcext:value-type="string">
            <text:p>Elle a grandi dans la forêt lorsqu'il lui est devenu impossible de se cacher. Ses araignées lui sont malgré tout restées fidè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mpa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35,70,45,75]</text:p>
          </table:table-cell>
          <table:table-cell table:style-name="ce2" office:value-type="string" calcext:value-type="string">
            <text:p>Les Pampa sont des cactus joueurs qui chercheront toujours à vous faire des nois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lante Piranha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50,100,60,90]</text:p>
          </table:table-cell>
          <table:table-cell table:style-name="ce2" office:value-type="string" calcext:value-type="string">
            <text:p>Elle résiste à l'hiver en s'enterrant dans un sol riche en minéraux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beille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45,60,70,35]</text:p>
          </table:table-cell>
          <table:table-cell table:style-name="ce2" office:value-type="string" calcext:value-type="string">
            <text:p>Les élevages d'abeille permettent d'avoir du miel tout au long de l'anné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êpe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70,65,70,42]</text:p>
          </table:table-cell>
          <table:table-cell table:style-name="ce2" office:value-type="string" calcext:value-type="string">
            <text:p>La prolifération de ce pokémon entraîne souvent des troubles de la faune et la flore aux alentours du nid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elon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90,70,70,48]</text:p>
          </table:table-cell>
          <table:table-cell table:style-name="ce2" office:value-type="string" calcext:value-type="string">
            <text:p>Si les frelons attaquent en essaim, il est conseillé de couri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rgouille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45,65,35,70]</text:p>
          </table:table-cell>
          <table:table-cell table:style-name="ce2" office:value-type="string" calcext:value-type="string">
            <text:p>Hissée sur les immeubles, elle regarde les passants et les toise du regard. Si vous le soutenez suffisamment longtemps, il se peut qu'elle détourne la têt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kran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60,75,40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uk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85,90,6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-Man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55,55,55,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ke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75,75,75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upe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80,35,55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use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92,50,60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ldozer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103,80,75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erfish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45,45,60,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on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60,80,65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goron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85,110,55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ie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50,50,7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key Kong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60,75,75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Kong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83,80,80,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mo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30,30,30,3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ep Cheep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50,50,50,5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ppy Bird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90,70,10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êtard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45,55,7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n Gan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65,68,70,7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bba Hutt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60,140,15,11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k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70,45,7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oumane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90,50,75,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demort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120,55,80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ic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65,40,85,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75,50,105,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den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85,60,120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atley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55,55,65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 9000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65,60,70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oS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80,75,86,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on Golem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62,55,40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uta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80,55,40,1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berm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100,60,45,13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e de Pâques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Roche</text:p>
          </table:table-cell>
          <table:table-cell/>
          <table:table-cell office:value-type="string" calcext:value-type="string">
            <text:p>[50,60,5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Chose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Roche</text:p>
          </table:table-cell>
          <table:table-cell/>
          <table:table-cell office:value-type="string" calcext:value-type="string">
            <text:p>[70,72,60,7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exorable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85,75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b-Omb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70,45,40,5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mberman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90,50,70,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ggs</text:p>
          </table:table-cell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04,60,100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cot Magique</text:p>
          </table:table-cell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15,100,15,10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yra</text:p>
          </table:table-cell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0,60,7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éant Vert</text:p>
          </table:table-cell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5,90,7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c Sax Guy</text:p>
          </table:table-cell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3,60,6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nak Tunak</text:p>
          </table:table-cell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10,60,6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an Cat</text:p>
          </table:table-cell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15,30,200,3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nie l'Ourson</text:p>
          </table:table-cell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60,5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u</text:p>
          </table:table-cell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60,70,60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dobear</text:p>
          </table:table-cell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5,85,7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erman</text:p>
          </table:table-cell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50,45,70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obrine</text:p>
          </table:table-cell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70,52,85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nder</text:p>
          </table:table-cell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85,60,106,11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</text:p>
          </table:table-cell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70,50,65,5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e Blanche</text:p>
          </table:table-cell>
          <table:table-cell table:formula="of:=[.B75]+1" office:value-type="float" office:value="75" calcext:value-type="float">
            <text:p>75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75,8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e</text:p>
          </table:table-cell>
          <table:table-cell table:formula="of:=[.B76]+1" office:value-type="float" office:value="76" calcext:value-type="float">
            <text:p>76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55,50,65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am</text:p>
          </table:table-cell>
          <table:table-cell table:formula="of:=[.B77]+1" office:value-type="float" office:value="77" calcext:value-type="float">
            <text:p>77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65,62,75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hta Nerada</text:p>
          </table:table-cell>
          <table:table-cell table:formula="of:=[.B78]+1" office:value-type="float" office:value="78" calcext:value-type="float">
            <text:p>78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80,70,85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conda</text:p>
          </table:table-cell>
          <table:table-cell table:formula="of:=[.B79]+1" office:value-type="float" office:value="79" calcext:value-type="float">
            <text:p>79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55,50,60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c</text:p>
          </table:table-cell>
          <table:table-cell table:formula="of:=[.B80]+1" office:value-type="float" office:value="80" calcext:value-type="float">
            <text:p>80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63,59,73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tzalcõatl</text:p>
          </table:table-cell>
          <table:table-cell table:formula="of:=[.B81]+1" office:value-type="float" office:value="81" calcext:value-type="float">
            <text:p>8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85,67,90,10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shi</text:p>
          </table:table-cell>
          <table:table-cell table:formula="of:=[.B82]+1" office:value-type="float" office:value="82" calcext:value-type="float">
            <text:p>82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[67,50,45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hian</text:p>
          </table:table-cell>
          <table:table-cell table:formula="of:=[.B83]+1" office:value-type="float" office:value="83" calcext:value-type="float">
            <text:p>8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82,57,52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erd</text:p>
          </table:table-cell>
          <table:table-cell table:formula="of:=[.B84]+1" office:value-type="float" office:value="84" calcext:value-type="float">
            <text:p>84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7,65,58,8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tch</text:p>
          </table:table-cell>
          <table:table-cell table:formula="of:=[.B85]+1" office:value-type="float" office:value="85" calcext:value-type="float">
            <text:p>85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62,50,55,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'Vi</text:p>
          </table:table-cell>
          <table:table-cell table:formula="of:=[.B86]+1" office:value-type="float" office:value="86" calcext:value-type="float">
            <text:p>86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75,78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sa</text:p>
          </table:table-cell>
          <table:table-cell table:formula="of:=[.B87]+1" office:value-type="float" office:value="87" calcext:value-type="float">
            <text:p>87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65,65,45,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dis</text:p>
          </table:table-cell>
          <table:table-cell table:formula="of:=[.B88]+1" office:value-type="float" office:value="88" calcext:value-type="float">
            <text:p>88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90,88,77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af</text:p>
          </table:table-cell>
          <table:table-cell table:formula="of:=[.B89]+1" office:value-type="float" office:value="89" calcext:value-type="float">
            <text:p>89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35,50,55,5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in des neiges</text:p>
          </table:table-cell>
          <table:table-cell table:formula="of:=[.B90]+1" office:value-type="float" office:value="90" calcext:value-type="float">
            <text:p>90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55,62,63,7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 Glace</text:p>
          </table:table-cell>
          <table:table-cell table:formula="of:=[.B91]+1" office:value-type="float" office:value="91" calcext:value-type="float">
            <text:p>91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[87,78,81,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wser</text:p>
          </table:table-cell>
          <table:table-cell table:formula="of:=[.B92]+1" office:value-type="float" office:value="92" calcext:value-type="float">
            <text:p>92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50,70,30,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ondorf</text:p>
          </table:table-cell>
          <table:table-cell table:formula="of:=[.B93]+1" office:value-type="float" office:value="93" calcext:value-type="float">
            <text:p>93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78,80,4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uron</text:p>
          </table:table-cell>
          <table:table-cell table:formula="of:=[.B94]+1" office:value-type="float" office:value="94" calcext:value-type="float">
            <text:p>94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07,90,50,10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belin</text:p>
          </table:table-cell>
          <table:table-cell table:formula="of:=[.B95]+1" office:value-type="float" office:value="95" calcext:value-type="float">
            <text:p>95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55,50,58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lum</text:p>
          </table:table-cell>
          <table:table-cell table:formula="of:=[.B96]+1" office:value-type="float" office:value="96" calcext:value-type="float">
            <text:p>96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65,60,75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en</text:p>
          </table:table-cell>
          <table:table-cell table:formula="of:=[.B97]+1" office:value-type="float" office:value="97" calcext:value-type="float">
            <text:p>97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85,70,89,10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itschko</text:p>
          </table:table-cell>
          <table:table-cell table:formula="of:=[.B98]+1" office:value-type="float" office:value="98" calcext:value-type="float">
            <text:p>98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75,40,55,5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. Ali</text:p>
          </table:table-cell>
          <table:table-cell table:formula="of:=[.B99]+1" office:value-type="float" office:value="99" calcext:value-type="float">
            <text:p>99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135,50,75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7</text:p>
          </table:table-cell>
          <table:table-cell table:formula="of:=[.B100]+1"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50,68,30,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yle</text:p>
          </table:table-cell>
          <table:table-cell table:formula="of:=[.B101]+1"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0,80,33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</text:p>
          </table:table-cell>
          <table:table-cell table:formula="of:=[.B102]+1" office:value-type="float" office:value="102" calcext:value-type="float">
            <text:p>10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90,90,70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3PO</text:p>
          </table:table-cell>
          <table:table-cell table:formula="of:=[.B103]+1" office:value-type="float" office:value="103" calcext:value-type="float">
            <text:p>103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50,60,60,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ain America</text:p>
          </table:table-cell>
          <table:table-cell table:formula="of:=[.B104]+1" office:value-type="float" office:value="104" calcext:value-type="float">
            <text:p>104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60,80,80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ator</text:p>
          </table:table-cell>
          <table:table-cell table:formula="of:=[.B105]+1" office:value-type="float" office:value="105" calcext:value-type="float">
            <text:p>10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80,88,84,9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 Blanc</text:p>
          </table:table-cell>
          <table:table-cell table:formula="of:=[.B106]+1" office:value-type="float" office:value="106" calcext:value-type="float">
            <text:p>106</text:p>
          </table:table-cell>
          <table:table-cell office:value-type="string" calcext:value-type="string">
            <text:p>Insecte</text:p>
          </table:table-cell>
          <table:table-cell/>
          <table:table-cell office:value-type="string" calcext:value-type="string">
            <text:p>[65,45,55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 Solitaire</text:p>
          </table:table-cell>
          <table:table-cell table:formula="of:=[.B107]+1" office:value-type="float" office:value="107" calcext:value-type="float">
            <text:p>107</text:p>
          </table:table-cell>
          <table:table-cell office:value-type="string" calcext:value-type="string">
            <text:p>Insecte</text:p>
          </table:table-cell>
          <table:table-cell/>
          <table:table-cell office:value-type="string" calcext:value-type="string">
            <text:p>[80,60,75,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porte de Feu</text:p>
          </table:table-cell>
          <table:table-cell table:formula="of:=[.B108]+1" office:value-type="float" office:value="108" calcext:value-type="float">
            <text:p>108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[90,78,80,9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gu</text:p>
          </table:table-cell>
          <table:table-cell table:formula="of:=[.B109]+1" office:value-type="float" office:value="109" calcext:value-type="float">
            <text:p>109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45,60,65,6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ow Golem</text:p>
          </table:table-cell>
          <table:table-cell table:formula="of:=[.B110]+1" office:value-type="float" office:value="110" calcext:value-type="float">
            <text:p>110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65,78,70,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éti</text:p>
          </table:table-cell>
          <table:table-cell table:formula="of:=[.B111]+1" office:value-type="float" office:value="111" calcext:value-type="float">
            <text:p>111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86,80,78,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-Bay</text:p>
          </table:table-cell>
          <table:table-cell table:formula="of:=[.B112]+1" office:value-type="float" office:value="112" calcext:value-type="float">
            <text:p>11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40,40,4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zone</text:p>
          </table:table-cell>
          <table:table-cell table:formula="of:=[.B113]+1" office:value-type="float" office:value="113" calcext:value-type="float">
            <text:p>113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65,65,75,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udo</text:p>
          </table:table-cell>
          <table:table-cell table:formula="of:=[.B114]+1" office:value-type="float" office:value="114" calcext:value-type="float">
            <text:p>114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98,70,88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on Millenium</text:p>
          </table:table-cell>
          <table:table-cell table:formula="of:=[.B115]+1" office:value-type="float" office:value="115" calcext:value-type="float">
            <text:p>11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50,71,70,6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orean</text:p>
          </table:table-cell>
          <table:table-cell table:formula="of:=[.B116]+1" office:value-type="float" office:value="116" calcext:value-type="float">
            <text:p>116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70,90,95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DIS</text:p>
          </table:table-cell>
          <table:table-cell table:formula="of:=[.B117]+1" office:value-type="float" office:value="117" calcext:value-type="float">
            <text:p>117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80,100,102,7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se Prophet</text:p>
          </table:table-cell>
          <table:table-cell table:formula="of:=[.B118]+1" office:value-type="float" office:value="118" calcext:value-type="float">
            <text:p>118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30,110,80,8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 Jesus</text:p>
          </table:table-cell>
          <table:table-cell table:formula="of:=[.B119]+1" office:value-type="float" office:value="119" calcext:value-type="float">
            <text:p>119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135,80,121,8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rd Helix</text:p>
          </table:table-cell>
          <table:table-cell table:formula="of:=[.B120]+1" office:value-type="float" office:value="120" calcext:value-type="float">
            <text:p>120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160,180,65,75]</text:p>
          </table:table-cell>
          <table:table-cell table:number-columns-repeated="101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F2:Feuille1.G1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6:14:24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46:06.578000000</meta:creation-date>
    <dc:date>2015-10-20T16:14:35.433000000</dc:date>
    <meta:editing-duration>PT5H13M22S</meta:editing-duration>
    <meta:editing-cycles>37</meta:editing-cycles>
    <meta:generator>LibreOffice/4.4.1.2$Windows_x86 LibreOffice_project/45e2de17089c24a1fa810c8f975a7171ba4cd432</meta:generator>
    <meta:document-statistic meta:table-count="1" meta:cell-count="548" meta:object-count="0"/>
  </office:meta>
</office:document-meta>
</file>